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color="#0000ff" fo:font-size="12pt" style:font-size-asian="12pt" style:font-size-complex="12pt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color="#0000ff" fo:font-size="12pt" fo:background-color="transparent" style:font-size-asian="12pt" style:font-size-complex="12pt"/>
    </style:style>
    <style:style style:name="P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" style:family="paragraph" style:parent-style-name="Standard" style:list-style-name="L1">
      <style:text-properties fo:font-size="12pt" style:font-size-asian="12pt" style:font-size-complex="12pt"/>
    </style:style>
    <style:style style:name="P6" style:family="paragraph" style:parent-style-name="Standard" style:list-style-name="L2">
      <style:text-properties fo:font-size="12pt" style:font-size-asian="12pt" style:font-size-complex="12pt"/>
    </style:style>
    <style:style style:name="P7" style:family="paragraph" style:parent-style-name="Standard" style:list-style-name="L3">
      <style:text-properties fo:font-size="12pt" style:font-size-asian="12pt" style:font-size-complex="12pt"/>
    </style:style>
    <style:style style:name="P8" style:family="paragraph" style:parent-style-name="Standard" style:list-style-name="L4">
      <style:text-properties fo:font-size="12pt" style:font-size-asian="12pt" style:font-size-complex="12pt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99832150" text:style-name="L1">
        <text:list-item>
          <text:p text:style-name="P5">Change in applicationContext.xml</text:p>
          <text:p text:style-name="P5"/>
        </text:list-item>
      </text:list>
      <text:p text:style-name="P1">&lt;?xml version="1.0" encoding="UTF-8"?&gt;</text:p>
      <text:p text:style-name="P1"/>
      <text:p text:style-name="P1">&lt;beans xmlns="http://www.springframework.org/schema/beans"</text:p>
      <text:p text:style-name="P1"><text:s text:c="7"/>xmlns:xsi="http://www.w3.org/2001/XMLSchema-instance"</text:p>
      <text:p text:style-name="P1"><text:s text:c="7"/>xmlns:context="http://www.springframework.org/schema/context"</text:p>
      <text:p text:style-name="P1"><text:s text:c="7"/>xmlns:cxf="http://cxf.apache.org/core"</text:p>
      <text:p text:style-name="P1"><text:s text:c="7"/>xmlns:jaxws="http://cxf.apache.org/jaxws"</text:p>
      <text:p text:style-name="P1"><text:s text:c="7"/>xsi:schemaLocation="http://www.springframework.org/schema/beans</text:p>
      <text:p text:style-name="P1"><text:s text:c="7"/>http://www.springframework.org/schema/beans/spring-beans-2.5.xsd</text:p>
      <text:p text:style-name="P1"><text:s text:c="7"/>http://www.springframework.org/schema/context</text:p>
      <text:p text:style-name="P1"><text:s text:c="7"/>http://www.springframework.org/schema/context/spring-context-2.5.xsd</text:p>
      <text:p text:style-name="P1"><text:s text:c="7"/>http://cxf.apache.org/core</text:p>
      <text:p text:style-name="P1"><text:s text:c="7"/>http://cxf.apache.org/schemas/core.xsd</text:p>
      <text:p text:style-name="P1"><text:s text:c="7"/>http://cxf.apache.org/jaxws</text:p>
      <text:p text:style-name="P1"><text:s text:c="7"/>http://cxf.apache.org/schemas/jaxws.xsd"</text:p>
      <text:p text:style-name="P1"><text:s text:c="7"/>default-autowire="byName"&gt;</text:p>
      <text:p text:style-name="P1"/>
      <text:p text:style-name="P1"><text:s text:c="4"/>&lt;!-- Load CXF modules from cxf.jar --&gt;</text:p>
      <text:p text:style-name="P1"><text:s text:c="4"/>&lt;import resource="classpath:META-INF/cxf/cxf.xml" /&gt;</text:p>
      <text:p text:style-name="P1"><text:s text:c="4"/>&lt;import resource="classpath:META-INF/cxf/cxf-extension-soap.xml" /&gt;</text:p>
      <text:p text:style-name="P1"><text:s text:c="4"/>&lt;import resource="classpath:META-INF/cxf/cxf-servlet.xml" /&gt;</text:p>
      <text:p text:style-name="P1"/>
      <text:p text:style-name="P1"><text:s text:c="4"/>&lt;!-- Enable message logging using the CXF logging feature --&gt;</text:p>
      <text:p text:style-name="P1"><text:s text:c="4"/>&lt;cxf:bus&gt;</text:p>
      <text:p text:style-name="P1"><text:s text:c="8"/>&lt;cxf:features&gt;</text:p>
      <text:p text:style-name="P1"><text:s text:c="12"/>&lt;cxf:logging/&gt;</text:p>
      <text:p text:style-name="P1"><text:s text:c="8"/>&lt;/cxf:features&gt;</text:p>
      <text:p text:style-name="P1"><text:s text:c="4"/>&lt;/cxf:bus&gt;</text:p>
      <text:p text:style-name="P1"/>
      <text:p text:style-name="P1"><text:s text:c="4"/>&lt;!-- The service bean --&gt;</text:p>
      <text:p text:style-name="P1"><text:s text:c="4"/>&lt;bean id="MyTestServiceImpl" class="bhatu.mali.MyTestServiceImpl"/&gt;</text:p>
      <text:p text:style-name="P1"/>
      <text:p text:style-name="P1"><text:s text:c="4"/>&lt;!-- Aegis data binding --&gt;</text:p>
      <text:p text:style-name="P1"><text:s text:c="4"/>&lt;bean id="aegisBean"</text:p>
      <text:p text:style-name="P1"><text:s text:c="10"/>class="org.apache.cxf.aegis.databinding.AegisDatabinding"</text:p>
      <text:p text:style-name="P1"><text:s text:c="10"/>scope="prototype"/&gt;</text:p>
      <text:p text:style-name="P1"/>
      <text:p text:style-name="P1"><text:s text:c="4"/>&lt;bean id="jaxws-and-aegis-service-factory"</text:p>
      <text:p text:style-name="P1"><text:s text:c="10"/>class="org.apache.cxf.jaxws.support.JaxWsServiceFactoryBean"</text:p>
      <text:p text:style-name="P1"><text:s text:c="10"/>scope="prototype"&gt;</text:p>
      <text:p text:style-name="P1"/>
      <text:p text:style-name="P1"><text:s text:c="8"/>&lt;property name="dataBinding" ref="aegisBean"/&gt;</text:p>
      <text:p text:style-name="P1"><text:s text:c="8"/>&lt;property name="serviceConfigurations"&gt;</text:p>
      <text:p text:style-name="P1"><text:s text:c="12"/>&lt;list&gt;</text:p>
      <text:p text:style-name="P1"><text:s text:c="16"/>&lt;bean class="org.apache.cxf.jaxws.support.JaxWsServiceConfiguration"/&gt;</text:p>
      <text:p text:style-name="P1"><text:s text:c="16"/>&lt;bean class="org.apache.cxf.aegis.databinding.AegisServiceConfiguration"/&gt;</text:p>
      <text:p text:style-name="P1"><text:s text:c="16"/>&lt;bean class="org.apache.cxf.service.factory.DefaultServiceConfiguration"/&gt;</text:p>
      <text:p text:style-name="P1"><text:soft-page-break/><text:s text:c="12"/>&lt;/list&gt;</text:p>
      <text:p text:style-name="P1"><text:s text:c="8"/>&lt;/property&gt;</text:p>
      <text:p text:style-name="P1"><text:s text:c="4"/>&lt;/bean&gt;</text:p>
      <text:p text:style-name="P1"/>
      <text:p text:style-name="P1"><text:s text:c="4"/>&lt;!-- Service endpoint --&gt;</text:p>
      <text:p text:style-name="P1"><text:s text:c="8"/>&lt;!-- See http://incubator.apache.org/cxf/faq.html regarding CXF + Spring AOP --&gt;</text:p>
      <text:p text:style-name="P1"/>
      <text:p text:style-name="P1"><text:s text:c="4"/>&lt;jaxws:endpoint id="testService"</text:p>
      <text:p text:style-name="P1"><text:s text:c="20"/>implementorClass="bhatu.mali.MyTestServiceImpl"</text:p>
      <text:p text:style-name="P1"><text:s text:c="20"/>implementor="#MyTestServiceImpl"</text:p>
      <text:p text:style-name="P1"><text:s text:c="20"/>address="/mytestservice"&gt;</text:p>
      <text:p text:style-name="P1"><text:s text:c="8"/>&lt;jaxws:serviceFactory&gt;</text:p>
      <text:p text:style-name="P1"><text:s text:c="12"/>&lt;ref bean="jaxws-and-aegis-service-factory"/&gt;</text:p>
      <text:p text:style-name="P1"><text:s text:c="8"/>&lt;/jaxws:serviceFactory&gt;</text:p>
      <text:p text:style-name="P1"/>
      <text:p text:style-name="P1"><text:s text:c="8"/>&lt;!--&lt;jaxws:inInterceptors&gt;</text:p>
      <text:p text:style-name="P1"><text:s text:c="24"/>&lt;bean class="org.apache.cxf.binding.soap.saaj.SAAJInInterceptor" /&gt;</text:p>
      <text:p text:style-name="P1"><text:s text:c="24"/>&lt;bean class="org.apache.cxf.ws.security.wss4j.WSS4JInInterceptor"&gt;</text:p>
      <text:p text:style-name="P1"><text:s text:c="32"/>&lt;constructor-arg&gt;</text:p>
      <text:p text:style-name="P1"><text:s text:c="40"/>&lt;map&gt;</text:p>
      <text:p text:style-name="P1"><text:s text:c="48"/>&lt;entry key="action" value="UsernameToken" /&gt;</text:p>
      <text:p text:style-name="P1"><text:s text:c="48"/>&lt;entry key="passwordType" value="PasswordText" /&gt;</text:p>
      <text:p text:style-name="P1"><text:s text:c="48"/>&lt;entry key="passwordCallbackClass" value="webservice.authentication.server.ServerPasswordCallback" /&gt;</text:p>
      <text:p text:style-name="P1"><text:s text:c="40"/>&lt;/map&gt;</text:p>
      <text:p text:style-name="P1"><text:s text:c="32"/>&lt;/constructor-arg&gt;</text:p>
      <text:p text:style-name="P1"><text:s text:c="24"/>&lt;/bean&gt;</text:p>
      <text:p text:style-name="P1"><text:s text:c="16"/>&lt;/jaxws:inInterceptors&gt;--&gt;</text:p>
      <text:p text:style-name="P1"><text:s text:c="4"/>&lt;/jaxws:endpoint&gt;</text:p>
      <text:p text:style-name="P1"/>
      <text:p text:style-name="P1"/>
      <text:p text:style-name="P1"/>
      <text:p text:style-name="P1"><text:s text:c="4"/>&lt;bean id="helloworldimpl" class="demo.spring.HelloWorldImpl"/&gt;</text:p>
      <text:p text:style-name="P1"/>
      <text:p text:style-name="P1"><text:s text:c="4"/>&lt;jaxws:endpoint id="helloworld"</text:p>
      <text:p text:style-name="P1"><text:s text:c="20"/>implementorClass="demo.spring.HelloWorldImpl"</text:p>
      <text:p text:style-name="P1"><text:s text:c="20"/>implementor="#helloworldimpl"</text:p>
      <text:p text:style-name="P1"><text:s text:c="20"/>address="/helloworld"&gt;</text:p>
      <text:p text:style-name="P1"><text:s text:c="8"/>&lt;jaxws:serviceFactory&gt;</text:p>
      <text:p text:style-name="P1"><text:s text:c="12"/>&lt;ref bean="jaxws-and-aegis-service-factory"/&gt;</text:p>
      <text:p text:style-name="P1"><text:s text:c="8"/>&lt;/jaxws:serviceFactory&gt;</text:p>
      <text:p text:style-name="P1"/>
      <text:p text:style-name="P1"><text:s text:c="8"/>&lt;!--&lt;jaxws:inInterceptors&gt;</text:p>
      <text:p text:style-name="P1"><text:s text:c="24"/>&lt;bean class="org.apache.cxf.binding.soap.saaj.SAAJInInterceptor" /&gt;</text:p>
      <text:p text:style-name="P1"><text:s text:c="24"/>&lt;bean class="org.apache.cxf.ws.security.wss4j.WSS4JInInterceptor"&gt;</text:p>
      <text:p text:style-name="P1"><text:s text:c="32"/>&lt;constructor-arg&gt;</text:p>
      <text:p text:style-name="P1"><text:s text:c="40"/>&lt;map&gt;</text:p>
      <text:p text:style-name="P1"><text:s text:c="48"/>&lt;entry key="action" value="UsernameToken" /&gt;</text:p>
      <text:p text:style-name="P1"><text:s text:c="48"/>&lt;entry key="passwordType" value="PasswordText" /&gt;</text:p>
      <text:p text:style-name="P1"><text:soft-page-break/><text:s text:c="48"/>&lt;entry key="passwordCallbackClass" value="webservice.authentication.server.ServerPasswordCallback" /&gt;</text:p>
      <text:p text:style-name="P1"><text:s text:c="40"/>&lt;/map&gt;</text:p>
      <text:p text:style-name="P1"><text:s text:c="32"/>&lt;/constructor-arg&gt;</text:p>
      <text:p text:style-name="P1"><text:s text:c="24"/>&lt;/bean&gt;</text:p>
      <text:p text:style-name="P1"><text:s text:c="16"/>&lt;/jaxws:inInterceptors&gt;--&gt;</text:p>
      <text:p text:style-name="P1"><text:s text:c="4"/>&lt;/jaxws:endpoint&gt;</text:p>
      <text:p text:style-name="P1">&lt;/beans&gt;</text:p>
      <text:p text:style-name="P1"/>
      <text:p text:style-name="P1"/>
      <text:p text:style-name="P1"/>
      <text:p text:style-name="P1">2) Change in web.xml</text:p>
      <text:p text:style-name="P1"/>
      <text:p text:style-name="P1"/>
      <text:p text:style-name="P1">&lt;context-param&gt;</text:p>
      <text:p text:style-name="P1"><text:s text:c="8"/>&lt;param-name&gt;contextConfigLocation&lt;/param-name&gt;</text:p>
      <text:p text:style-name="P1"><text:s text:c="8"/>&lt;param-value&gt;/WEB-INF/applicationContext.xml&lt;/param-value&gt;</text:p>
      <text:p text:style-name="P1"><text:s text:c="4"/>&lt;/context-param&gt;</text:p>
      <text:p text:style-name="P1"><text:s text:c="4"/></text:p>
      <text:p text:style-name="P1"><text:s text:c="4"/>&lt;context-param&gt;</text:p>
      <text:p text:style-name="P1"><text:s text:c="8"/>&lt;param-name&gt;com.sun.faces.verifyObjects&lt;/param-name&gt;</text:p>
      <text:p text:style-name="P1"><text:s text:c="8"/>&lt;param-value&gt;false&lt;/param-value&gt;</text:p>
      <text:p text:style-name="P1"><text:s text:c="4"/>&lt;/context-param&gt;</text:p>
      <text:p text:style-name="P1"><text:s text:c="4"/>&lt;context-param&gt;</text:p>
      <text:p text:style-name="P1"><text:s text:c="8"/>&lt;param-name&gt;com.sun.faces.validateXml&lt;/param-name&gt;</text:p>
      <text:p text:style-name="P1"><text:s text:c="8"/>&lt;param-value&gt;true&lt;/param-value&gt;</text:p>
      <text:p text:style-name="P1"><text:s text:c="4"/>&lt;/context-param&gt;</text:p>
      <text:p text:style-name="P1"><text:s text:c="4"/>&lt;context-param&gt;</text:p>
      <text:p text:style-name="P1"><text:s text:c="8"/>&lt;param-name&gt;javax.faces.STATE_SAVING_METHOD&lt;/param-name&gt;</text:p>
      <text:p text:style-name="P1"><text:s text:c="8"/>&lt;param-value&gt;client&lt;/param-value&gt;</text:p>
      <text:p text:style-name="P1"><text:s text:c="4"/>&lt;/context-param&gt;</text:p>
      <text:p text:style-name="P1"><text:s text:c="4"/></text:p>
      <text:p text:style-name="P1"><text:s text:c="4"/>&lt;listener&gt;</text:p>
      <text:p text:style-name="P1"><text:s text:c="8"/>&lt;listener-class&gt;org.springframework.web.context.ContextLoaderListener&lt;/listener-class&gt;</text:p>
      <text:p text:style-name="P1"><text:s text:c="4"/>&lt;/listener&gt;</text:p>
      <text:p text:style-name="P1"><text:s text:c="4"/></text:p>
      <text:p text:style-name="P1"><text:s text:c="4"/>&lt;servlet&gt;</text:p>
      <text:p text:style-name="P1"><text:s text:c="8"/>&lt;servlet-name&gt;CXFServlet&lt;/servlet-name&gt;</text:p>
      <text:p text:style-name="P1"><text:s text:c="8"/>&lt;servlet-class&gt;org.apache.cxf.transport.servlet.CXFServlet&lt;/servlet-class&gt;</text:p>
      <text:p text:style-name="P1"><text:s text:c="4"/>&lt;/servlet&gt;</text:p>
      <text:p text:style-name="P1"><text:s text:c="4"/></text:p>
      <text:p text:style-name="P1"><text:s text:c="4"/>&lt;servlet-mapping&gt;</text:p>
      <text:p text:style-name="P1"><text:s text:c="8"/>&lt;servlet-name&gt;CXFServlet&lt;/servlet-name&gt;</text:p>
      <text:p text:style-name="P1"><text:s text:c="8"/>&lt;url-pattern&gt;/ws/*&lt;/url-pattern&gt;</text:p>
      <text:p text:style-name="P1"><text:s text:c="4"/>&lt;/servlet-mapping&gt;</text:p>
      <text:p text:style-name="P1"/>
      <text:p text:style-name="P1"/>
      <text:p text:style-name="P1"/>
      <text:p text:style-name="P1"/>
      <text:list xml:id="list2009438023" text:style-name="L2">
        <text:list-item>
          <text:p text:style-name="P6"><text:soft-page-break/>Create <text:s/>interface</text:p>
          <text:p text:style-name="P6"/>
        </text:list-item>
      </text:list>
      <text:p text:style-name="P1">package demo.spring;</text:p>
      <text:p text:style-name="P1"/>
      <text:p text:style-name="P1">import javax.jws.WebService;</text:p>
      <text:p text:style-name="P1"/>
      <text:p text:style-name="P3">@WebService</text:p>
      <text:p text:style-name="P1">public <text:bookmark-start text:name="DDE_LINK"/>interface<text:bookmark-end text:name="DDE_LINK"/> HelloWorld</text:p>
      <text:p text:style-name="P1">{</text:p>
      <text:p text:style-name="P1"/>
      <text:p text:style-name="P1"><text:s text:c="4"/>String sayHi(String text);</text:p>
      <text:p text:style-name="P1">}</text:p>
      <text:p text:style-name="P1"/>
      <text:p text:style-name="P1"/>
      <text:list xml:id="list168690328" text:style-name="L3">
        <text:list-item>
          <text:p text:style-name="P7">Implement Interfase</text:p>
        </text:list-item>
      </text:list>
      <text:p text:style-name="P1"/>
      <text:p text:style-name="P1"/>
      <text:p text:style-name="P1">package demo.spring;</text:p>
      <text:p text:style-name="P1"/>
      <text:p text:style-name="P1">import javax.jws.WebService;</text:p>
      <text:p text:style-name="P1"/>
      <text:p text:style-name="P2">@WebService(endpointInterface = "demo.spring.HelloWorld")</text:p>
      <text:p text:style-name="P1">public class HelloWorldImpl implements HelloWorld</text:p>
      <text:p text:style-name="P1">{</text:p>
      <text:p text:style-name="P1"/>
      <text:p text:style-name="P1"><text:s text:c="4"/>public String sayHi(String text)</text:p>
      <text:p text:style-name="P1"><text:s text:c="4"/>{</text:p>
      <text:p text:style-name="P1"><text:s text:c="8"/>System.out.println("sayHi called");</text:p>
      <text:p text:style-name="P1"><text:s text:c="8"/>return "Hello " + text;</text:p>
      <text:p text:style-name="P1"><text:s text:c="4"/>}</text:p>
      <text:p text:style-name="P1">}</text:p>
      <text:list xml:id="list691438105" text:continue-numbering="true" text:style-name="L3">
        <text:list-item>
          <text:p text:style-name="P7"><text:bookmark-start text:name="DDE_LINK1"/>Add library related to web service<text:bookmark-end text:name="DDE_LINK1"/></text:p>
        </text:list-item>
      </text:list>
      <text:p text:style-name="P1"/>
      <text:p text:style-name="P1"><text:s/>ws_cxf-2.2.9-lib/cxf-2.2.9.jar</text:p>
      <text:p text:style-name="P1"><text:s/>ws_cxf-2.2.9-lib/cxf-manifest.jar</text:p>
      <text:p text:style-name="P1"><text:s/>ws_cxf-2.2.9-lib/cxf-xjc-boolean-2.2.9.jar</text:p>
      <text:p text:style-name="P1"><text:s/>ws_cxf-2.2.9-lib/cxf-xjc-bug671-2.2.9.jar</text:p>
      <text:p text:style-name="P1"><text:s/>ws_cxf-2.2.9-lib/cxf-xjc-dv-2.2.9.jar</text:p>
      <text:p text:style-name="P1"><text:s/>ws_cxf-2.2.9-lib/cxf-xjc-ts-2.2.9.jar</text:p>
      <text:p text:style-name="P1"><text:s/>ws_cxf-2.2.9-lib/finws.jar</text:p>
      <text:p text:style-name="P1"><text:s/>ws_cxf-2.2.9-lib/neethi-2.0.4.jar</text:p>
      <text:p text:style-name="P1"><text:s/>ws_cxf-2.2.9-lib/WSClientAuthentication.jar</text:p>
      <text:p text:style-name="P1"><text:s/>ws_cxf-2.2.9-lib/wsdl4j-1.6.2.jar</text:p>
      <text:p text:style-name="P1"><text:s/>ws_cxf-2.2.9-lib/wss4j-1.5.8.jar</text:p>
      <text:p text:style-name="P1"><text:s/>ws_cxf-2.2.9-lib/WSServerAuthentication.jar</text:p>
      <text:p text:style-name="P1"><text:s/>ws_cxf-2.2.9-lib/wstx-asl-3.2.9.jar</text:p>
      <text:p text:style-name="P1"><text:s/>ws_cxf-2.2.9-lib/XmlSchema-1.4.5.jar</text:p>
      <text:p text:style-name="P1"><text:s/>ws_cxf-2.2.9-lib/xmlsec-1.4.3.jar</text:p>
      <text:p text:style-name="P4"/>
      <text:list xml:id="list478965529" text:continue-numbering="true" text:style-name="L3">
        <text:list-item>
          <text:p text:style-name="P7">How to see created web-service</text:p>
        </text:list-item>
      </text:list>
      <text:p text:style-name="P1"/>
      <text:p text:style-name="P1"><text:tab/><text:a xlink:type="simple" xlink:href="http://njapps5:8080/ACLNEW/ws/">http://njapps5:8080/ACLNEW/ws/</text:a></text:p>
      <text:p text:style-name="P1"><text:tab/><text:a xlink:type="simple" xlink:href="http://njapps5:8080/ACLNEW/ws/ACLAgentWS">http://njapps5:8080/ACLNEW/ws/ACLAgentWS</text:a></text:p>
      <text:p text:style-name="P1"><text:tab/><text:a xlink:type="simple" xlink:href="http://njapps5:8080/ACLNEW/ws/ACLAgentWS?wsdl">http://njapps5:8080/ACLNEW/ws/ACLAgentWS?wsdl</text:a></text:p>
      <text:p text:style-name="P1"/>
      <text:list xml:id="list1996693855" text:style-name="L4">
        <text:list-item>
          <text:p text:style-name="P8">Put in SKIP</text:p>
        </text:list-item>
      </text:list>
      <text:p text:style-name="P1"/>
      <text:p text:style-name="P1"><text:a xlink:type="simple" xlink:href="http://njapps5:8080/ACLNEW/ws/ACLAgentWS"><text:span text:style-name="T1"><text:tab/></text:span></text:a><text:a xlink:type="simple" xlink:href="http://njapps5:8080/ACLNEW/ws/ACLAgentWS">ACLAgentW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Tahoma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0:35:04</meta:creation-date>
    <dc:date>2011-04-19T17:11:50</dc:date>
    <meta:editing-duration>PT02H26M32S</meta:editing-duration>
    <meta:editing-cycles>44</meta:editing-cycles>
    <meta:generator>OpenOffice.org/3.1$Linux OpenOffice.org_project/310m19$Build-9420</meta:generator>
    <meta:document-statistic meta:table-count="0" meta:image-count="0" meta:object-count="0" meta:page-count="5" meta:paragraph-count="162" meta:word-count="297" meta:character-count="6740"/>
  </office:meta>
</office:document-meta>
</file>